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200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61"/>
    <style:style style:name="ce9" style:family="table-cell" style:parent-style-name="Default">
      <style:text-properties fo:color="#ce181e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9" style:family="table-cell" style:parent-style-name="Default" style:data-style-name="N61">
      <style:table-cell-properties fo:border="0.06pt solid #000000"/>
    </style:style>
    <style:style style:name="ce15" style:family="table-cell" style:parent-style-name="Default" style:data-style-name="N127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27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4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6">
      <style:table-cell-properties fo:border-bottom="none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entered_ion" table:style-name="ta1">
        <table:shapes>
          <draw:frame draw:z-index="0" draw:style-name="gr1" draw:text-style-name="P1" svg:width="351.21pt" svg:height="202.54pt" svg:x="27.33pt" svg:y="197.26pt">
            <draw:object draw:notify-on-update-of-ranges="centered_ion.A6:centered_ion.A8 centered_ion.E6:centered_ion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67.6pt" svg:height="207.04pt" svg:x="480.76pt" svg:y="194.26pt">
            <draw:object draw:notify-on-update-of-ranges="centered_ion.I6:centered_ion.I8 centered_ion.N6:centered_ion.N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2.65301465317" calcext:value-type="float">
            <text:p>22.65301465317</text:p>
          </table:table-cell>
          <table:table-cell table:formula="of:=[.T5]/4.184" office:value-type="float" office:value="5.41420044291826" calcext:value-type="float">
            <text:p>5.41420044291826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548" calcext:value-type="float">
            <text:p>16.54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5.16772070233422" calcext:value-type="float">
            <text:p>5.167720702334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18597321284972" calcext:value-type="float">
            <text:p>-1.18597321284972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.919124" calcext:value-type="float">
            <text:p>-9.919124</text:p>
          </table:table-cell>
          <table:table-cell table:style-name="ce2"/>
          <table:table-cell table:style-name="ce2" office:value-type="float" office:value="5.258441" calcext:value-type="float">
            <text:p>5.258441</text:p>
          </table:table-cell>
          <table:table-cell office:value-type="float" office:value="45.146" calcext:value-type="float">
            <text:p>45.146</text:p>
          </table:table-cell>
          <table:table-cell office:value-type="float" office:value="3.6" calcext:value-type="float">
            <text:p>3.6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2.46140328796" calcext:value-type="float">
            <text:p>22.46140328796</text:p>
          </table:table-cell>
          <table:table-cell table:formula="of:=[.T6]/4.184" office:value-type="float" office:value="5.3684042275239" calcext:value-type="float">
            <text:p>5.3684042275239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float" office:value="0.296546883381783" calcext:value-type="float">
            <text:p>0.296546883381783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.886872" calcext:value-type="float">
            <text:p>-9.886872</text:p>
          </table:table-cell>
          <table:table-cell table:style-name="ce2"/>
          <table:table-cell table:style-name="ce2" office:value-type="float" office:value="5.243907" calcext:value-type="float">
            <text:p>5.243907</text:p>
          </table:table-cell>
          <table:table-cell office:value-type="float" office:value="176.89" calcext:value-type="float">
            <text:p>176.89</text:p>
          </table:table-cell>
          <table:table-cell office:value-type="float" office:value="15.9" calcext:value-type="float">
            <text:p>15.9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2.30539353176" calcext:value-type="float">
            <text:p>22.30539353176</text:p>
          </table:table-cell>
          <table:table-cell table:formula="of:=[.T7]/4.184" office:value-type="float" office:value="5.33111700089866" calcext:value-type="float">
            <text:p>5.33111700089866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8.873" calcext:value-type="float">
            <text:p>1208.873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.872508" calcext:value-type="float">
            <text:p>-9.872508</text:p>
          </table:table-cell>
          <table:table-cell table:style-name="ce2"/>
          <table:table-cell table:style-name="ce2" office:value-type="float" office:value="5.23655" calcext:value-type="float">
            <text:p>5.23655</text:p>
          </table:table-cell>
          <table:table-cell office:value-type="float" office:value="696.899" calcext:value-type="float">
            <text:p>696.899</text:p>
          </table:table-cell>
          <table:table-cell office:value-type="float" office:value="63.9" calcext:value-type="float">
            <text:p>63.9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5.22900848557879" calcext:value-type="float">
            <text:p>5.22900848557879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float" office:value="0.982242314964559" calcext:value-type="float">
            <text:p>0.982242314964559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float" office:value="1.16693106910639" calcext:value-type="float">
            <text:p>1.16693106910639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9.12333793457107" calcext:value-type="float">
            <text:p>9.12333793457107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14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72" calcext:value-type="float">
            <text:p>16.87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14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15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2.265" calcext:value-type="float">
            <text:p>132.265</text:p>
          </table:table-cell>
          <table:table-cell table:style-name="ce2"/>
          <table:table-cell table:number-columns-repeated="2"/>
          <table:table-cell table:formula="of:=LN(([.U16]-[.U15])/([.U15]-[.U14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16]/4.184" office:value-type="float" office:value="4.79238786204111" calcext:value-type="float">
            <text:p>4.79238786204111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150.529" calcext:value-type="float">
            <text:p>1150.529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-12.9668545941459" calcext:value-type="float">
            <text:p>-12.9668545941459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3q" table:style-name="ta1">
        <table:shapes>
          <draw:frame draw:z-index="0" draw:style-name="gr1" draw:text-style-name="P1" svg:width="351.21pt" svg:height="202.54pt" svg:x="27.33pt" svg:y="184.48pt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338.09pt" svg:height="190.23pt" svg:x="436.37pt" svg:y="193.78pt">
            <draw:object draw:notify-on-update-of-ranges="3q.G5:3q.G7 3q.G5:3q.G7 3q.L5:3q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8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4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2" table:number-rows-spanned="1">
            <text:p>Energías de Solvatación [kcal/mol]</text:p>
          </table:table-cell>
          <table:covered-table-cell/>
          <table:covered-table-cell table:style-name="ce4"/>
          <table:covered-table-cell table:number-columns-repeated="9"/>
          <table:table-cell table:number-columns-repeated="3"/>
          <table:table-cell table:style-name="ce1" office:value-type="string" calcext:value-type="string" table:number-columns-spanned="5" table:number-rows-spanned="1">
            <text:p>BCFL=ZERO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_pygbe+mem</text:p>
          </table:table-cell>
          <table:table-cell table:style-name="ce2"/>
          <table:table-cell table:style-name="ce2" office:value-type="string" calcext:value-type="string">
            <text:p>APBS (mdh)</text:p>
          </table:table-cell>
          <table:table-cell table:style-name="ce2" office:value-type="string" calcext:value-type="string">
            <text:p>Tiempo_APBS</text:p>
          </table:table-cell>
          <table:table-cell table:style-name="ce2" office:value-type="string" calcext:value-type="string">
            <text:p>APBSmem</text:p>
          </table:table-cell>
          <table:table-cell table:style-name="ce2" office:value-type="string" calcext:value-type="string">
            <text:p>Tiempo_APBSmem</text:p>
          </table:table-cell>
          <table:table-cell table:style-name="ce2" office:value-type="string" calcext:value-type="string">
            <text:p>APBS+mem</text:p>
          </table:table-cell>
          <table:table-cell table:number-columns-repeated="3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style-name="ce2" table:number-columns-repeated="5"/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736" calcext:value-type="float">
            <text:p>736</text:p>
          </table:table-cell>
          <table:table-cell table:style-name="ce2" office:value-type="float" office:value="-90.703972" calcext:value-type="float">
            <text:p>-90.703972</text:p>
          </table:table-cell>
          <table:table-cell table:style-name="ce2"/>
          <table:table-cell table:style-name="ce2" office:value-type="float" office:value="47.973011" calcext:value-type="float">
            <text:p>47.973011</text:p>
          </table:table-cell>
          <table:table-cell office:value-type="string" calcext:value-type="string">
            <text:p>45.785068 s</text:p>
          </table:table-cell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1.00429709" calcext:value-type="float">
            <text:p>-91.00429709</text:p>
          </table:table-cell>
          <table:table-cell table:style-name="ce2" office:value-type="string" calcext:value-type="string">
            <text:p>4.35899710655 s</text:p>
          </table:table-cell>
          <table:table-cell table:style-name="ce2" office:value-type="float" office:value="134.6479685" calcext:value-type="float">
            <text:p>134.6479685</text:p>
          </table:table-cell>
          <table:table-cell table:style-name="ce2" office:value-type="string" calcext:value-type="string">
            <text:p>14.30220294 s</text:p>
          </table:table-cell>
          <table:table-cell table:style-name="ce2" table:formula="of:=[.J5]+[.H5]" office:value-type="float" office:value="43.64367141" calcext:value-type="float">
            <text:p>43.6436714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-89.4614374" calcext:value-type="float">
            <text:p>-89.4614374</text:p>
          </table:table-cell>
          <table:table-cell table:style-name="ce2"/>
          <table:table-cell table:style-name="ce2" office:value-type="float" office:value="138.9510116" calcext:value-type="float">
            <text:p>138.9510116</text:p>
          </table:table-cell>
          <table:table-cell/>
          <table:table-cell table:style-name="ce2" table:formula="of:=[.R5]+[.P5]" office:value-type="float" office:value="49.4895742" calcext:value-type="float">
            <text:p>49.4895742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5]*[.T7]-[.T6]*[.T6])/([.T7]+[.T5]-2*[.T6])" office:value-type="float" office:value="47.8129573193245" calcext:value-type="float">
            <text:p>47.8129573193245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9]/[.W5]))*100" office:value-type="float" office:value="0.222085390980575" calcext:value-type="float">
            <text:p>0.222085390980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1572" calcext:value-type="float">
            <text:p>1572</text:p>
          </table:table-cell>
          <table:table-cell table:style-name="ce2" office:value-type="float" office:value="-90.391445" calcext:value-type="float">
            <text:p>-90.391445</text:p>
          </table:table-cell>
          <table:table-cell table:style-name="ce2"/>
          <table:table-cell table:style-name="ce2" office:value-type="float" office:value="47.841024" calcext:value-type="float">
            <text:p>47.841024</text:p>
          </table:table-cell>
          <table:table-cell office:value-type="string" calcext:value-type="string">
            <text:p>175.921876 s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0.45518573" calcext:value-type="float">
            <text:p>-90.45518573</text:p>
          </table:table-cell>
          <table:table-cell table:style-name="ce2" office:value-type="string" calcext:value-type="string">
            <text:p>34.8154320717 s</text:p>
          </table:table-cell>
          <table:table-cell table:style-name="ce2" office:value-type="float" office:value="134.1003092" calcext:value-type="float">
            <text:p>134.1003092</text:p>
          </table:table-cell>
          <table:table-cell table:style-name="ce2" office:value-type="string" calcext:value-type="string">
            <text:p>104.584587097 s</text:p>
          </table:table-cell>
          <table:table-cell table:style-name="ce2" table:formula="of:=[.J6]+[.H6]" office:value-type="float" office:value="43.64512347" calcext:value-type="float">
            <text:p>43.64512347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86.56362444" calcext:value-type="float">
            <text:p>-86.56362444</text:p>
          </table:table-cell>
          <table:table-cell table:style-name="ce2"/>
          <table:table-cell table:style-name="ce2" office:value-type="float" office:value="135.5360148" calcext:value-type="float">
            <text:p>135.5360148</text:p>
          </table:table-cell>
          <table:table-cell/>
          <table:table-cell table:style-name="ce2" table:formula="of:=[.R6]+[.P6]" office:value-type="float" office:value="48.97239036" calcext:value-type="float">
            <text:p>48.97239036</text:p>
          </table:table-cell>
          <table:table-cell table:number-columns-repeated="2"/>
          <table:table-cell table:formula="of:=LN(([.T7]-[.T6])/([.T6]-[.T5]))/LN(0.5)" office:value-type="float" office:value="0.532133555923475" calcext:value-type="float">
            <text:p>0.532133555923475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3124" calcext:value-type="float">
            <text:p>3124</text:p>
          </table:table-cell>
          <table:table-cell table:style-name="ce2" office:value-type="float" office:value="-90.252742" calcext:value-type="float">
            <text:p>-90.252742</text:p>
          </table:table-cell>
          <table:table-cell table:style-name="ce2"/>
          <table:table-cell table:style-name="ce2" office:value-type="float" office:value="47.774469" calcext:value-type="float">
            <text:p>47.774469</text:p>
          </table:table-cell>
          <table:table-cell office:value-type="string" calcext:value-type="string">
            <text:p>705.240516 s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0.2567014" calcext:value-type="float">
            <text:p>-90.2567014</text:p>
          </table:table-cell>
          <table:table-cell table:style-name="ce2" office:value-type="string" calcext:value-type="string">
            <text:p>291.036607027 s</text:p>
          </table:table-cell>
          <table:table-cell table:style-name="ce2" office:value-type="float" office:value="133.982408306" calcext:value-type="float">
            <text:p>133.982408306</text:p>
          </table:table-cell>
          <table:table-cell table:style-name="ce2" office:value-type="string" calcext:value-type="string">
            <text:p>890.035975 s</text:p>
          </table:table-cell>
          <table:table-cell table:style-name="ce2" table:formula="of:=[.J7]+[.H7]" office:value-type="float" office:value="43.725706906" calcext:value-type="float">
            <text:p>43.725706906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85.67547755" calcext:value-type="float">
            <text:p>-85.67547755</text:p>
          </table:table-cell>
          <table:table-cell table:style-name="ce2"/>
          <table:table-cell table:style-name="ce2" office:value-type="float" office:value="134.2902191" calcext:value-type="float">
            <text:p>134.2902191</text:p>
          </table:table-cell>
          <table:table-cell/>
          <table:table-cell table:style-name="ce2" table:formula="of:=[.R7]+[.P7]" office:value-type="float" office:value="48.61474155" calcext:value-type="float">
            <text:p>48.61474155</text:p>
          </table:table-cell>
          <table:table-cell table:number-columns-repeated="9"/>
        </table:table-row>
        <table:table-row table:style-name="ro1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5]*[.E7]-[.E6]*[.E6])/([.E5]+[.E7]-2*[.E6])" office:value-type="float" office:value="47.7067717261225" calcext:value-type="float">
            <text:p>47.7067717261225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L5]*[.L7]-[.L6]*[.L6])/([.L5]+[.L7]-2*[.L6])" office:value-type="float" office:value="43.6436447647124" calcext:value-type="float">
            <text:p>43.6436447647124</text:p>
          </table:table-cell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7]-[.E6])/([.E6]-[.E5]))/LN(0.5)" office:value-type="float" office:value="0.987776879992443" calcext:value-type="float">
            <text:p>0.987776879992443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L7]-[.L6])/([.L6]-[.L5]))/LN(2)" office:value-type="float" office:value="5.7943103492057" calcext:value-type="float">
            <text:p>5.7943103492057</text:p>
          </table:table-cell>
          <table:table-cell table:number-columns-repeated="2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formula="of:=LN(([.C7]-[.C6])/([.C6]-[.C5]))/LN(0.5)" office:value-type="float" office:value="1.17198184126636" calcext:value-type="float">
            <text:p>1.17198184126636</text:p>
          </table:table-cell>
          <table:table-cell table:number-columns-repeated="12"/>
          <table:table-cell table:style-name="ce1" office:value-type="string" calcext:value-type="string" table:number-columns-spanned="5" table:number-rows-spanned="1">
            <text:p>BCFL=SDH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9]/[.L9])-1)*100" office:value-type="float" office:value="9.3097791976698" calcext:value-type="float">
            <text:p>9.3097791976698</text:p>
          </table:table-cell>
          <table:table-cell table:number-columns-repeated="11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74" calcext:value-type="float">
            <text:p>-94.30731674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/>
          <table:table-cell table:style-name="ce2" table:formula="of:=[.R14]+[.P14]" office:value-type="float" office:value="44.64074496" calcext:value-type="float">
            <text:p>44.64074496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14]*[.T16]-[.T15]*[.T15])/([.T16]+[.T14]-2*[.T15])" office:value-type="float" office:value="42.9640690718946" calcext:value-type="float">
            <text:p>42.9640690718946</text:p>
          </table:table-cell>
          <table:table-cell table:number-columns-repeated="3"/>
          <table:table-cell table:formula="of:=(1-([.E9]/[.W14]))*100" office:value-type="float" office:value="-11.0387650813325" calcext:value-type="float">
            <text:p>-11.0387650813325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27" calcext:value-type="float">
            <text:p>-91.41024227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/>
          <table:table-cell table:style-name="ce2" table:formula="of:=[.R15]+[.P15]" office:value-type="float" office:value="44.12376293" calcext:value-type="float">
            <text:p>44.12376293</text:p>
          </table:table-cell>
          <table:table-cell table:number-columns-repeated="2"/>
          <table:table-cell table:formula="of:=LN(([.T16]-[.T15])/([.T15]-[.T14]))/LN(0.5)" office:value-type="float" office:value="0.531859828290028" calcext:value-type="float">
            <text:p>0.531859828290028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76" calcext:value-type="float">
            <text:p>-90.52185676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/>
          <table:table-cell table:style-name="ce2" table:formula="of:=[.R16]+[.P16]" office:value-type="float" office:value="43.76618584" calcext:value-type="float">
            <text:p>43.76618584</text:p>
          </table:table-cell>
          <table:table-cell table:number-columns-repeated="9"/>
        </table:table-row>
        <table:table-row table:style-name="ro1" table:number-rows-repeated="2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5" table:number-rows-spanned="1">
            <text:p>BCFL=MDH</text:p>
          </table:table-cell>
          <table:covered-table-cell table:number-columns-repeated="2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style-name="Default"/>
          <table:table-cell office:value-type="string" calcext:value-type="string">
            <text:p>APBS+APBSmem</text:p>
          </table:table-cell>
          <table:table-cell table:number-columns-repeated="9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office:value-type="float" office:value="-94.30731662" calcext:value-type="float">
            <text:p>-94.30731662</text:p>
          </table:table-cell>
          <table:table-cell table:style-name="ce2"/>
          <table:table-cell table:style-name="ce2" office:value-type="float" office:value="138.9480617" calcext:value-type="float">
            <text:p>138.9480617</text:p>
          </table:table-cell>
          <table:table-cell/>
          <table:table-cell table:style-name="ce2" table:formula="of:=[.R23]+[.P23]" office:value-type="float" office:value="44.64074508" calcext:value-type="float">
            <text:p>44.64074508</text:p>
          </table:table-cell>
          <table:table-cell/>
          <table:table-cell table:style-name="ce3" office:value-type="string" calcext:value-type="string">
            <text:p>EXT_R</text:p>
          </table:table-cell>
          <table:table-cell table:formula="of:=([.T23]*[.T25]-[.T24]*[.T24])/([.T25]+[.T23]-2*[.T24])" office:value-type="float" office:value="42.964069191894" calcext:value-type="float">
            <text:p>42.964069191894</text:p>
          </table:table-cell>
          <table:table-cell table:number-columns-repeated="6"/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-91.41024215" calcext:value-type="float">
            <text:p>-91.41024215</text:p>
          </table:table-cell>
          <table:table-cell table:style-name="ce2"/>
          <table:table-cell table:style-name="ce2" office:value-type="float" office:value="135.5340052" calcext:value-type="float">
            <text:p>135.5340052</text:p>
          </table:table-cell>
          <table:table-cell/>
          <table:table-cell table:style-name="ce2" table:formula="of:=[.R24]+[.P24]" office:value-type="float" office:value="44.12376305" calcext:value-type="float">
            <text:p>44.12376305</text:p>
          </table:table-cell>
          <table:table-cell table:number-columns-repeated="9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-90.52185664" calcext:value-type="float">
            <text:p>-90.52185664</text:p>
          </table:table-cell>
          <table:table-cell table:style-name="ce2"/>
          <table:table-cell table:style-name="ce2" office:value-type="float" office:value="134.2880426" calcext:value-type="float">
            <text:p>134.2880426</text:p>
          </table:table-cell>
          <table:table-cell/>
          <table:table-cell table:style-name="ce2" table:formula="of:=[.R25]+[.P25]" office:value-type="float" office:value="43.76618596" calcext:value-type="float">
            <text:p>43.76618596</text:p>
          </table:table-cell>
          <table:table-cell table:number-columns-repeated="9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207.0643782666" calcext:value-type="float">
            <text:p>2.07E+02</text:p>
          </table:table-cell>
          <table:table-cell table:formula="of:=[.R34]/4.184" office:value-type="float" office:value="49.4895741554971" calcext:value-type="float">
            <text:p>49.4895741554971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.602" calcext:value-type="float">
            <text:p>23.60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34]*[.S36]-[.S35]*[.S35])/([.S36]+[.S34]-2*[.S35])" office:value-type="float" office:value="47.8129563895022" calcext:value-type="float">
            <text:p>47.8129563895022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C39]/[.Y34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204.9004814792" calcext:value-type="float">
            <text:p>2.05E+02</text:p>
          </table:table-cell>
          <table:table-cell table:formula="of:=[.R35]/4.184" office:value-type="float" office:value="48.9723904108987" calcext:value-type="float">
            <text:p>48.97239041089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7.004" calcext:value-type="float">
            <text:p>137.004</text:p>
          </table:table-cell>
          <table:table-cell table:style-name="ce2"/>
          <table:table-cell table:number-columns-repeated="2"/>
          <table:table-cell table:formula="of:=LN(([.S36]-[.S35])/([.S35]-[.S34]))/LN(0.5)" office:value-type="float" office:value="0.532133097401329" calcext:value-type="float">
            <text:p>0.532133097401329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203.4040786586" calcext:value-type="float">
            <text:p>2.03E+02</text:p>
          </table:table-cell>
          <table:table-cell table:formula="of:=[.R36]/4.184" office:value-type="float" office:value="48.6147415532027" calcext:value-type="float">
            <text:p>48.6147415532027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174.478" calcext:value-type="float">
            <text:p>1174.478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R4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186.7768769403" calcext:value-type="float">
            <text:p>1.87E+02</text:p>
          </table:table-cell>
          <table:table-cell table:formula="of:=[.R43]/4.184" office:value-type="float" office:value="44.6407449666109" calcext:value-type="float">
            <text:p>44.640744966610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23.958" calcext:value-type="float">
            <text:p>23.958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43]*[.S45]-[.S44]*[.S44])/([.S45]+[.S43]-2*[.S44])" office:value-type="float" office:value="42.9640692834715" calcext:value-type="float">
            <text:p>42.9640692834715</text:p>
          </table:table-cell>
          <table:table-cell table:number-columns-repeated="3"/>
          <table:table-cell table:formula="of:=(1-([.C39]/[.Y43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184.6138240752" calcext:value-type="float">
            <text:p>1.85E+02</text:p>
          </table:table-cell>
          <table:table-cell table:formula="of:=[.R44]/4.184" office:value-type="float" office:value="44.123762924283" calcext:value-type="float">
            <text:p>44.123762924283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7.519" calcext:value-type="float">
            <text:p>127.519</text:p>
          </table:table-cell>
          <table:table-cell table:style-name="ce2"/>
          <table:table-cell table:number-columns-repeated="2"/>
          <table:table-cell table:formula="of:=LN(([.S45]-[.S44])/([.S44]-[.S43]))/LN(0.5)" office:value-type="float" office:value="0.53185992224775" calcext:value-type="float">
            <text:p>0.53185992224775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183.1177215924" calcext:value-type="float">
            <text:p>1.83E+02</text:p>
          </table:table-cell>
          <table:table-cell table:formula="of:=[.R45]/4.184" office:value-type="float" office:value="43.766185849044" calcext:value-type="float">
            <text:p>43.766185849044</text:p>
          </table:table-cell>
          <table:table-cell table:style-name="ce2" office:value-type="float" office:value="29.9" calcext:value-type="float">
            <text:p>29.9</text:p>
          </table:table-cell>
          <table:table-cell table:style-name="ce2" office:value-type="float" office:value="1093.347" calcext:value-type="float">
            <text:p>1093.347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5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R49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5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R52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S52]*[.S54]-[.S53]*[.S53])/([.S54]+[.S52]-2*[.S53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C39]/[.Y52]))*100" office:value-type="float" office:value="100" calcext:value-type="float">
            <text:p>100</text:p>
          </table:table-cell>
        </table:table-row>
        <table:table-row table:style-name="ro1">
          <table:table-cell table:number-columns-repeated="14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R53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S54]-[.S53])/([.S53]-[.S52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4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R54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18"/>
          <table:table-cell table:style-name="Default"/>
          <table:table-cell table:number-columns-repeated="10"/>
        </table:table-row>
        <table:table-row table:style-name="ro1">
          <table:table-cell table:number-columns-repeated="14"/>
          <table:table-cell table:style-name="ce8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P60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R60]/4.184" office:value-type="float" office:value="496.054813360182" calcext:value-type="float">
            <text:p>496.054813360182</text:p>
          </table:table-cell>
          <table:table-cell/>
          <table:table-cell table:formula="of:=([.R60]-[.P60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P61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R61]/4.184" office:value-type="float" office:value="496.306553711759" calcext:value-type="float">
            <text:p>496.306553711759</text:p>
          </table:table-cell>
          <table:table-cell/>
          <table:table-cell table:formula="of:=([.R61]-[.P61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P62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R62]/4.184" office:value-type="float" office:value="496.30655367304" calcext:value-type="float">
            <text:p>496.30655367304</text:p>
          </table:table-cell>
          <table:table-cell/>
          <table:table-cell table:formula="of:=([.R62]-[.P62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bromoethane" table:style-name="ta1">
        <table:shapes>
          <draw:frame draw:z-index="0" draw:style-name="gr1" draw:text-style-name="P1" svg:width="351.21pt" svg:height="202.54pt" svg:x="26.65pt" svg:y="199.42pt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367.6pt" svg:height="207.04pt" svg:x="480.76pt" svg:y="194.26pt">
            <draw:object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1" table:default-cell-style-name="ce2"/>
        <table:table-column table:style-name="co1" table:number-columns-repeated="10" table:default-cell-style-name="Default"/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a = 20 [A]</text:p>
          </table:table-cell>
          <table:table-cell table:style-name="ce2" office:value-type="string" calcext:value-type="string">
            <text:p>E_w = 80</text:p>
          </table:table-cell>
          <table:table-cell table:style-name="ce2" office:value-type="string" calcext:value-type="string">
            <text:p>E_p = 4</text:p>
          </table:table-cell>
          <table:table-cell table:style-name="ce2" office:value-type="string" calcext:value-type="string">
            <text:p>E_m = 2</text:p>
          </table:table-cell>
          <table:table-cell table:style-name="ce2" office:value-type="string" calcext:value-type="string">
            <text:p>n (# de imágenes) = 61</text:p>
          </table:table-cell>
          <table:table-cell table:style-name="ce2"/>
          <table:table-cell table:style-name="ce1" office:value-type="string" calcext:value-type="string" table:number-columns-spanned="2" table:number-rows-spanned="1">
            <text:p>51.2 [A³] (APBS)</text:p>
          </table:table-cell>
          <table:covered-table-cell table:style-name="ce2"/>
          <table:table-cell table:number-columns-repeated="7"/>
          <table:table-cell table:style-name="ce1" office:value-type="string" calcext:value-type="string" table:number-columns-spanned="7" table:number-rows-spanned="1">
            <text:p>BCFL=ZERO</text:p>
          </table:table-cell>
          <table:covered-table-cell table:number-columns-repeated="2"/>
          <table:covered-table-cell table:style-name="Default"/>
          <table:covered-table-cell table:number-columns-repeated="3"/>
          <table:table-cell table:number-columns-repeated="7"/>
        </table:table-row>
        <table:table-row table:style-name="ro1">
          <table:table-cell table:style-name="ce1" office:value-type="string" calcext:value-type="string">
            <text:p>Energías de Solvatación [kcal/mol]</text:p>
          </table:table-cell>
          <table:table-cell/>
          <table:table-cell table:style-name="ce7"/>
          <table:table-cell table:number-columns-repeated="16"/>
          <table:table-cell office:value-type="string" calcext:value-type="string">
            <text:p>APBSmem</text:p>
          </table:table-cell>
          <table:table-cell table:style-name="Default" office:value-type="string" calcext:value-type="string">
            <text:p>APBSmem(kcal)</text:p>
          </table:table-cell>
          <table:table-cell office:value-type="string" calcext:value-type="string">
            <text:p>Memoria (GB)</text:p>
          </table:table-cell>
          <table:table-cell office:value-type="string" calcext:value-type="string">
            <text:p>Tiempo (total)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(# de líneas)</text:p>
          </table:table-cell>
          <table:table-cell table:style-name="ce2" office:value-type="string" calcext:value-type="string">
            <text:p>Pygbe</text:p>
          </table:table-cell>
          <table:table-cell table:style-name="ce2"/>
          <table:table-cell table:style-name="ce2" office:value-type="string" calcext:value-type="string">
            <text:p>Pygbe + mem</text:p>
          </table:table-cell>
          <table:table-cell office:value-type="string" calcext:value-type="string">
            <text:p>Tiempo de Cálculo</text:p>
          </table:table-cell>
          <table:table-cell office:value-type="string" calcext:value-type="string">
            <text:p>Utilizacion de RAM</text:p>
          </table:table-cell>
          <table:table-cell/>
          <table:table-cell table:style-name="ce2"/>
          <table:table-cell table:style-name="ce2" office:value-type="string" calcext:value-type="string">
            <text:p>APBS</text:p>
          </table:table-cell>
          <table:table-cell table:style-name="ce2"/>
          <table:table-cell table:style-name="ce2" office:value-type="string" calcext:value-type="string">
            <text:p>APBSmem</text:p>
          </table:table-cell>
          <table:table-cell table:style-name="ce2"/>
          <table:table-cell table:style-name="ce2" office:value-type="string" calcext:value-type="string">
            <text:p>APBS+mem</text:p>
          </table:table-cell>
          <table:table-cell table:number-columns-repeated="2"/>
          <table:table-cell office:value-type="string" calcext:value-type="string">
            <text:p>dx [A]</text:p>
          </table:table-cell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table:number-columns-repeated="5"/>
          <table:table-cell office:value-type="string" calcext:value-type="string">
            <text:p>segundos</text:p>
          </table:table-cell>
          <table:table-cell office:value-type="string" calcext:value-type="string">
            <text:p>GB</text:p>
          </table:table-cell>
          <table:table-cell/>
          <table:table-cell table:style-name="ce2" office:value-type="string" calcext:value-type="string">
            <text:p>dx [A]</text:p>
          </table:table-cell>
          <table:table-cell table:style-name="ce2" table:number-columns-repeated="5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0.9002291217701" calcext:value-type="float">
            <text:p>9.00E-01</text:p>
          </table:table-cell>
          <table:table-cell table:formula="of:=[.T5]/4.184" office:value-type="float" office:value="0.215159923941228" calcext:value-type="float">
            <text:p>0.21515992394122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432" calcext:value-type="float">
            <text:p>16.432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5]*[.U7]-[.U6]*[.U6])/([.U7]+[.U5]-2*[.U6])" office:value-type="float" office:value="0.216752149592509" calcext:value-type="float">
            <text:p>0.216752149592509</text:p>
          </table:table-cell>
          <table:table-cell/>
          <table:table-cell table:style-name="ce9" office:value-type="string" calcext:value-type="string">
            <text:p>ERROR con PyGBe</text:p>
          </table:table-cell>
          <table:table-cell/>
          <table:table-cell table:formula="of:=(1-([.E10]/[.AA5]))*100" office:value-type="float" office:value="-1.75144010090795" calcext:value-type="float">
            <text:p>-1.75144010090795</text:p>
          </table:table-cell>
        </table:table-row>
        <table:table-row table:style-name="ro1">
          <table:table-cell table:style-name="ce2" office:value-type="string" calcext:value-type="string">
            <text:p>d02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-0.348698" calcext:value-type="float">
            <text:p>-0.348698</text:p>
          </table:table-cell>
          <table:table-cell table:style-name="ce2"/>
          <table:table-cell table:style-name="ce2" office:value-type="float" office:value="0.218434" calcext:value-type="float">
            <text:p>0.218434</text:p>
          </table:table-cell>
          <table:table-cell office:value-type="string" calcext:value-type="string">
            <text:p>17.851912 s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2" office:value-type="float" office:value="-9.949614874" calcext:value-type="float">
            <text:p>-9.949614874</text:p>
          </table:table-cell>
          <table:table-cell table:style-name="ce2"/>
          <table:table-cell table:style-name="ce2" office:value-type="float" office:value="14.713308165" calcext:value-type="float">
            <text:p>14.713308165</text:p>
          </table:table-cell>
          <table:table-cell table:style-name="ce2"/>
          <table:table-cell table:style-name="ce2" table:formula="of:=[.L6]+[.J6]" office:value-type="float" office:value="4.763693291" calcext:value-type="float">
            <text:p>4.763693291</text:p>
          </table:table-cell>
          <table:table-cell table:number-columns-repeated="2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0.911934892025" calcext:value-type="float">
            <text:p>9.12E-01</text:p>
          </table:table-cell>
          <table:table-cell table:formula="of:=[.T6]/4.184" office:value-type="float" office:value="0.217957670178059" calcext:value-type="float">
            <text:p>0.21795767017805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1.126" calcext:value-type="float">
            <text:p>131.126</text:p>
          </table:table-cell>
          <table:table-cell table:style-name="ce2"/>
          <table:table-cell table:number-columns-repeated="2"/>
          <table:table-cell table:formula="of:=LN(([.U7]-[.U6])/([.U6]-[.U5]))/LN(0.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04</text:p>
          </table:table-cell>
          <table:table-cell table:style-name="ce2" office:value-type="float" office:value="694" calcext:value-type="float">
            <text:p>694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1408" calcext:value-type="float">
            <text:p>0.221408</text:p>
          </table:table-cell>
          <table:table-cell office:value-type="string" calcext:value-type="string">
            <text:p>60.247667 s</text:p>
          </table:table-cell>
          <table:table-cell office:value-type="float" office:value="4.1" calcext:value-type="float">
            <text:p>4.1</text:p>
          </table:table-cell>
          <table:table-cell/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9.89222868" calcext:value-type="float">
            <text:p>-9.89222868</text:p>
          </table:table-cell>
          <table:table-cell table:style-name="ce2"/>
          <table:table-cell table:style-name="ce2" office:value-type="float" office:value="14.6755905" calcext:value-type="float">
            <text:p>14.6755905</text:p>
          </table:table-cell>
          <table:table-cell table:style-name="ce2"/>
          <table:table-cell table:style-name="ce2" table:formula="of:=[.L7]+[.J7]" office:value-type="float" office:value="4.78336182" calcext:value-type="float">
            <text:p>4.78336182</text:p>
          </table:table-cell>
          <table:table-cell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0.9030721111744" calcext:value-type="float">
            <text:p>9.03E-01</text:p>
          </table:table-cell>
          <table:table-cell table:formula="of:=[.T7]/4.184" office:value-type="float" office:value="0.215839414716635" calcext:value-type="float">
            <text:p>0.215839414716635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194.226" calcext:value-type="float">
            <text:p>1194.226</text:p>
          </table:table-cell>
          <table:table-cell table:style-name="ce2"/>
          <table:table-cell table:number-columns-repeated="7"/>
        </table:table-row>
        <table:table-row table:style-name="ro1">
          <table:table-cell table:style-name="ce2" office:value-type="string" calcext:value-type="string">
            <text:p>d08</text:p>
          </table:table-cell>
          <table:table-cell table:style-name="ce2" office:value-type="float" office:value="1448" calcext:value-type="float">
            <text:p>1448</text:p>
          </table:table-cell>
          <table:table-cell table:style-name="ce2" office:value-type="float" office:value="-0.339504" calcext:value-type="float">
            <text:p>-0.339504</text:p>
          </table:table-cell>
          <table:table-cell table:style-name="ce2"/>
          <table:table-cell table:style-name="ce2" office:value-type="float" office:value="0.220199" calcext:value-type="float">
            <text:p>0.220199</text:p>
          </table:table-cell>
          <table:table-cell office:value-type="string" calcext:value-type="string">
            <text:p>224.458620 s</text:p>
          </table:table-cell>
          <table:table-cell office:value-type="float" office:value="19.2" calcext:value-type="float">
            <text:p>19.2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2" office:value-type="float" office:value="-9.873066" calcext:value-type="float">
            <text:p>-9.873066</text:p>
          </table:table-cell>
          <table:table-cell table:style-name="ce2"/>
          <table:table-cell table:style-name="ce2" office:value-type="float" office:value="14.662349" calcext:value-type="float">
            <text:p>14.662349</text:p>
          </table:table-cell>
          <table:table-cell table:style-name="ce2"/>
          <table:table-cell table:style-name="ce2" table:formula="of:=[.L8]+[.J8]" office:value-type="float" office:value="4.789283" calcext:value-type="float">
            <text:p>4.789283</text:p>
          </table:table-cell>
          <table:table-cell table:number-columns-repeated="16"/>
          <table:table-cell table:formula="of:=(1-([.$E$8]/[.U7]))*100" office:value-type="float" office:value="-2.01982816210315" calcext:value-type="float">
            <text:p>-2.0198281621031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E6]*[.E8]-[.E7]*[.E7])/([.E6]+[.E8]-2*[.E7])" office:value-type="float" office:value="0.220548433660052" calcext:value-type="float">
            <text:p>0.220548433660052</text:p>
          </table:table-cell>
          <table:table-cell table:number-columns-repeated="3"/>
          <table:table-cell table:style-name="ce3" office:value-type="string" calcext:value-type="string">
            <text:p>EXT_R</text:p>
          </table:table-cell>
          <table:table-cell table:style-name="ce3" table:number-columns-repeated="2"/>
          <table:table-cell table:style-name="ce3" table:formula="of:=([.N6]*[.N8]-[.N7]*[.N7])/([.N6]+[.N8]-2*[.N7])" office:value-type="float" office:value="4.79183333698428" calcext:value-type="float">
            <text:p>4.79183333698428</text:p>
          </table:table-cell>
          <table:table-cell table:number-columns-repeated="4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E8]-[.E7])/([.E7]-[.E6]))/LN(0.5)" office:value-type="string" office:string-value="" calcext:value-type="error">
            <text:p>Err:502</text:p>
          </table:table-cell>
          <table:table-cell table:number-columns-repeated="3"/>
          <table:table-cell table:style-name="ce3" office:value-type="string" calcext:value-type="string">
            <text:p>Orden_Conv</text:p>
          </table:table-cell>
          <table:table-cell table:style-name="ce3" table:number-columns-repeated="2"/>
          <table:table-cell table:style-name="ce3" table:formula="of:=LN(([.N8]-[.N7])/([.N7]-[.N6]))/LN(2)" office:value-type="float" office:value="-1.73193244664388" calcext:value-type="float">
            <text:p>-1.73193244664388</text:p>
          </table:table-cell>
          <table:table-cell table:number-columns-repeated="5"/>
          <table:table-cell table:style-name="ce1" office:value-type="string" calcext:value-type="string" table:number-columns-spanned="7" table:number-rows-spanned="1">
            <text:p>BCFL=SDH</text:p>
          </table:table-cell>
          <table:covered-table-cell table:number-columns-repeated="2"/>
          <table:covered-table-cell table:formula="of:=[.T11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table-cell table:formula="of:=LN(([.C8]-[.C7])/([.C7]-[.C6]))/LN(0.5)" office:value-type="string" office:string-value="" calcext:value-type="error">
            <text:p>Err:502</text:p>
          </table:table-cell>
          <table:table-cell table:number-columns-repeated="14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RROR (%)</text:p>
          </table:table-cell>
          <table:table-cell/>
          <table:table-cell table:formula="of:=(([.E10]/[.L10])-1)*100" office:value-type="float" office:value="-95.3974101737258" calcext:value-type="float">
            <text:p>-95.3974101737258</text:p>
          </table:table-cell>
          <table:table-cell table:number-columns-repeated="12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9" office:value-type="float" office:value="0.9001484426595" calcext:value-type="float">
            <text:p>9.00E-01</text:p>
          </table:table-cell>
          <table:table-cell table:formula="of:=[.T14]/4.184" office:value-type="float" office:value="0.215140641171009" calcext:value-type="float">
            <text:p>0.215140641171009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816" calcext:value-type="float">
            <text:p>16.816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14]*[.U16]-[.U15]*[.U15])/([.U16]+[.U14]-2*[.U15])" office:value-type="float" office:value="0.216732874049373" calcext:value-type="float">
            <text:p>0.216732874049373</text:p>
          </table:table-cell>
          <table:table-cell table:number-columns-repeated="3"/>
          <table:table-cell table:formula="of:=(1-([.E10]/[.AA14]))*100" office:value-type="float" office:value="-1.76048955536372" calcext:value-type="float">
            <text:p>-1.76048955536372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19" office:value-type="float" office:value="0.9118542679278" calcext:value-type="float">
            <text:p>9.12E-01</text:p>
          </table:table-cell>
          <table:table-cell table:formula="of:=[.T15]/4.184" office:value-type="float" office:value="0.217938400556358" calcext:value-type="float">
            <text:p>0.217938400556358</text:p>
          </table:table-cell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128.054" calcext:value-type="float">
            <text:p>128.054</text:p>
          </table:table-cell>
          <table:table-cell table:style-name="ce2"/>
          <table:table-cell table:number-columns-repeated="2"/>
          <table:table-cell table:formula="of:=LN(([.U16]-[.U15])/([.U15]-[.U14]))/LN(0.5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19" office:value-type="float" office:value="0.9029914421196" calcext:value-type="float">
            <text:p>9.03E-01</text:p>
          </table:table-cell>
          <table:table-cell table:formula="of:=[.T16]/4.184" office:value-type="float" office:value="0.215820134349809" calcext:value-type="float">
            <text:p>0.215820134349809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1206.741" calcext:value-type="float">
            <text:p>1206.741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30"/>
          <table:table-cell table:formula="of:=(1-([.$E$8]/[.U16]))*100" office:value-type="float" office:value="-2.02894213896363" calcext:value-type="float">
            <text:p>-2.02894213896363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2" table:number-rows-spanned="1">
            <text:p>128 [A]</text:p>
          </table:table-cell>
          <table:covered-table-cell/>
          <table:table-cell table:style-name="ce8"/>
          <table:table-cell table:number-columns-repeated="12"/>
        </table:table-row>
        <table:table-row table:style-name="ro1">
          <table:table-cell table:number-columns-repeated="17"/>
          <table:table-cell table:style-name="ce1" office:value-type="string" calcext:value-type="string" table:number-columns-spanned="7" table:number-rows-spanned="1">
            <text:p>BCFL=MDH</text:p>
          </table:table-cell>
          <table:covered-table-cell table:number-columns-repeated="2"/>
          <table:covered-table-cell table:formula="of:=[.T20]/4.184" office:value-type="float" office:value="0" calcext:value-type="float">
            <text:p>0</text:p>
          </table:covered-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17"/>
          <table:table-cell office:value-type="string" calcext:value-type="string">
            <text:p>APBS</text:p>
          </table:table-cell>
          <table:table-cell/>
          <table:table-cell office:value-type="string" calcext:value-type="string">
            <text:p>APBSmem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dx [A]</text:p>
          </table:table-cell>
          <table:table-cell table:number-columns-repeated="14"/>
        </table:table-row>
        <table:table-row table:style-name="ro1">
          <table:table-cell table:number-columns-repeated="16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0.39884819792" calcext:value-type="float">
            <text:p>20.39884819792</text:p>
          </table:table-cell>
          <table:table-cell table:formula="of:=[.T23]/4.184" office:value-type="float" office:value="4.8754417299044" calcext:value-type="float">
            <text:p>4.875441729904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6.361" calcext:value-type="float">
            <text:p>16.361</text:p>
          </table:table-cell>
          <table:table-cell table:style-name="ce2"/>
          <table:table-cell/>
          <table:table-cell table:style-name="ce3" office:value-type="string" calcext:value-type="string">
            <text:p>EXT_R</text:p>
          </table:table-cell>
          <table:table-cell table:formula="of:=([.U23]*[.U25]-[.U24]*[.U24])/([.U25]+[.U23]-2*[.U24])" office:value-type="float" office:value="4.6287988670349" calcext:value-type="float">
            <text:p>4.6287988670349</text:p>
          </table:table-cell>
          <table:table-cell table:number-columns-repeated="3"/>
          <table:table-cell table:formula="of:=(1-([.E10]/[.AA23]))*100" office:value-type="float" office:value="95.2352988324738" calcext:value-type="float">
            <text:p>95.2352988324738</text:p>
          </table:table-cell>
        </table:table-row>
        <table:table-row table:style-name="ro1">
          <table:table-cell table:number-columns-repeated="16"/>
          <table:table-cell table:style-name="ce2" office:value-type="float" office:value="0.5" calcext:value-type="float">
            <text:p>0.5</text:p>
          </table:table-cell>
          <table:table-cell table:style-name="ce2" table:number-columns-repeated="2"/>
          <table:table-cell table:style-name="ce2" office:value-type="float" office:value="20.20732726146" calcext:value-type="float">
            <text:p>20.20732726146</text:p>
          </table:table-cell>
          <table:table-cell table:formula="of:=[.T24]/4.184" office:value-type="float" office:value="4.8296671275" calcext:value-type="float">
            <text:p>4.8296671275</text:p>
          </table:table-cell>
          <table:table-cell table:style-name="ce2" office:value-type="float" office:value="3.8" calcext:value-type="float">
            <text:p>3.8</text:p>
          </table:table-cell>
          <table:table-cell table:style-name="ce2" office:value-type="float" office:value="134.597" calcext:value-type="float">
            <text:p>134.597</text:p>
          </table:table-cell>
          <table:table-cell table:style-name="ce2"/>
          <table:table-cell table:number-columns-repeated="2"/>
          <table:table-cell table:formula="of:=LN(([.U25]-[.U24])/([.U24]-[.U23]))/LN(0.5)" office:value-type="float" office:value="0.296173921131391" calcext:value-type="float">
            <text:p>0.296173921131391</text:p>
          </table:table-cell>
          <table:table-cell table:number-columns-repeated="4"/>
        </table:table-row>
        <table:table-row table:style-name="ro1">
          <table:table-cell table:number-columns-repeated="16"/>
          <table:table-cell table:style-name="ce2" office:value-type="float" office:value="0.25" calcext:value-type="float">
            <text:p>0.25</text:p>
          </table:table-cell>
          <table:table-cell table:style-name="ce2" table:number-columns-repeated="2"/>
          <table:table-cell table:style-name="ce2" office:value-type="float" office:value="20.05135081478" calcext:value-type="float">
            <text:p>20.05135081478</text:p>
          </table:table-cell>
          <table:table-cell table:formula="of:=[.T25]/4.184" office:value-type="float" office:value="4.79238786204111" calcext:value-type="float">
            <text:p>4.79238786204111</text:p>
          </table:table-cell>
          <table:table-cell table:style-name="ce2" office:value-type="float" office:value="30.8" calcext:value-type="float">
            <text:p>30.8</text:p>
          </table:table-cell>
          <table:table-cell table:style-name="ce2" office:value-type="float" office:value="1226.29" calcext:value-type="float">
            <text:p>1226.29</text:p>
          </table:table-cell>
          <table:table-cell table:style-name="ce2"/>
          <table:table-cell table:number-columns-repeated="7"/>
        </table:table-row>
        <table:table-row table:style-name="ro1" table:number-rows-repeated="3">
          <table:table-cell table:number-columns-repeated="20"/>
          <table:table-cell table:style-name="Default"/>
          <table:table-cell table:number-columns-repeated="10"/>
        </table:table-row>
        <table:table-row table:style-name="ro1">
          <table:table-cell table:number-columns-repeated="16"/>
          <table:table-cell table:style-name="ce8" office:value-type="string" calcext:value-type="string" table:number-columns-spanned="6" table:number-rows-spanned="1">
            <text:p>Prueba de energías con diversas condiciones BCFL</text:p>
          </table:table-cell>
          <table:covered-table-cell table:number-columns-repeated="3"/>
          <table:covered-table-cell table:style-name="Default"/>
          <table:covered-table-cell/>
          <table:table-cell table:number-columns-repeated="9"/>
        </table:table-row>
        <table:table-row table:style-name="ro1">
          <table:table-cell table:number-columns-repeated="18"/>
          <table:table-cell office:value-type="string" calcext:value-type="string">
            <text:p>Bloque 1</text:p>
          </table:table-cell>
          <table:table-cell/>
          <table:table-cell table:style-name="Default" office:value-type="string" calcext:value-type="string">
            <text:p>Bloque 2</text:p>
          </table:table-cell>
          <table:table-cell/>
          <table:table-cell office:value-type="string" calcext:value-type="string">
            <text:p>E_solv_APBS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zero</text:p>
          </table:table-cell>
          <table:table-cell table:style-name="ce11" office:value-type="float" office:value="1508.410652981" calcext:value-type="float">
            <text:p>1.51E+03</text:p>
          </table:table-cell>
          <table:table-cell table:formula="of:=[.R31]/4.184" office:value-type="float" office:value="360.518798513623" calcext:value-type="float">
            <text:p>360.518798513623</text:p>
          </table:table-cell>
          <table:table-cell table:style-name="ce11" office:value-type="float" office:value="2075.493339099" calcext:value-type="float">
            <text:p>2.08E+03</text:p>
          </table:table-cell>
          <table:table-cell table:style-name="Default" table:formula="of:=[.T31]/4.184" office:value-type="float" office:value="496.054813360182" calcext:value-type="float">
            <text:p>496.054813360182</text:p>
          </table:table-cell>
          <table:table-cell/>
          <table:table-cell table:formula="of:=([.T31]-[.R31])/4.184" office:value-type="float" office:value="135.536014846558" calcext:value-type="float">
            <text:p>135.536014846558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sdh</text:p>
          </table:table-cell>
          <table:table-cell table:style-name="ce11" office:value-type="float" office:value="1509.472343015" calcext:value-type="float">
            <text:p>1.51E+03</text:p>
          </table:table-cell>
          <table:table-cell table:formula="of:=[.R32]/4.184" office:value-type="float" office:value="360.772548521749" calcext:value-type="float">
            <text:p>360.772548521749</text:p>
          </table:table-cell>
          <table:table-cell table:style-name="ce11" office:value-type="float" office:value="2076.54662073" calcext:value-type="float">
            <text:p>2.08E+03</text:p>
          </table:table-cell>
          <table:table-cell table:style-name="Default" table:formula="of:=[.T32]/4.184" office:value-type="float" office:value="496.306553711759" calcext:value-type="float">
            <text:p>496.306553711759</text:p>
          </table:table-cell>
          <table:table-cell/>
          <table:table-cell table:formula="of:=([.T32]-[.R32])/4.184" office:value-type="float" office:value="135.53400519001" calcext:value-type="float">
            <text:p>135.53400519001</text:p>
          </table:table-cell>
          <table:table-cell table:number-columns-repeated="8"/>
        </table:table-row>
        <table:table-row table:style-name="ro1">
          <table:table-cell table:number-columns-repeated="16"/>
          <table:table-cell office:value-type="string" calcext:value-type="string">
            <text:p>mdh</text:p>
          </table:table-cell>
          <table:table-cell table:style-name="ce11" office:value-type="float" office:value="1509.472342862" calcext:value-type="float">
            <text:p>1.51E+03</text:p>
          </table:table-cell>
          <table:table-cell table:formula="of:=[.R33]/4.184" office:value-type="float" office:value="360.772548485182" calcext:value-type="float">
            <text:p>360.772548485182</text:p>
          </table:table-cell>
          <table:table-cell table:style-name="ce11" office:value-type="float" office:value="2076.546620568" calcext:value-type="float">
            <text:p>2.08E+03</text:p>
          </table:table-cell>
          <table:table-cell table:style-name="Default" table:formula="of:=[.T33]/4.184" office:value-type="float" office:value="496.30655367304" calcext:value-type="float">
            <text:p>496.30655367304</text:p>
          </table:table-cell>
          <table:table-cell/>
          <table:table-cell table:formula="of:=([.T33]-[.R33])/4.184" office:value-type="float" office:value="135.534005187859" calcext:value-type="float">
            <text:p>135.534005187859</text:p>
          </table:table-cell>
          <table:table-cell table:number-columns-repeated="8"/>
        </table:table-row>
      </table:table>
      <table:table table:name="APBS" table:style-name="ta1">
        <table:table-column table:style-name="co1" table:default-cell-style-name="Default"/>
        <table:table-column table:style-name="co1" table:number-columns-repeated="10" table:default-cell-style-name="ce15"/>
        <table:table-column table:style-name="co2" table:default-cell-style-name="ce18"/>
        <table:table-row table:style-name="ro1">
          <table:table-cell/>
          <table:table-cell table:style-name="Default" office:value-type="string" calcext:value-type="string">
            <text:p>Caja de 128</text:p>
          </table:table-cell>
          <table:table-cell table:style-name="Default" office:value-type="string" calcext:value-type="string">
            <text:p>257³ elementos</text:p>
          </table:table-cell>
          <table:table-cell table:style-name="Default"/>
          <table:table-cell table:style-name="Default" office:value-type="string" calcext:value-type="string">
            <text:p>archivo 3q</text:p>
          </table:table-cell>
          <table:table-cell table:style-name="Default"/>
          <table:table-cell table:style-name="Default" office:value-type="string" calcext:value-type="string">
            <text:p>bcfl zero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Default" table:number-columns-repeated="11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dummy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1</text:p>
          </table:table-cell>
          <table:covered-table-cell table:style-name="ce2"/>
          <table:table-cell table:style-name="ce1" office:value-type="string" calcext:value-type="string" table:number-columns-spanned="2" table:number-rows-spanned="1">
            <text:p>solv2</text:p>
          </table:table-cell>
          <table:covered-table-cell table:style-name="ce2"/>
          <table:table-cell table:style-name="ce1" office:value-type="string" calcext:value-type="string" table:number-columns-spanned="4" table:number-rows-spanned="1">
            <text:p>DrawMembrane</text:p>
          </table:table-cell>
          <table:covered-table-cell table:number-columns-repeated="3" table:style-name="ce2"/>
          <table:table-cell table:style-name="ce2" office:value-type="string" calcext:value-type="string">
            <text:p>E_solv</text:p>
          </table:table-cell>
        </table:table-row>
        <table:table-row table:style-name="ro1">
          <table:table-cell/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p</text:p>
          </table:table-cell>
          <table:table-cell table:style-name="ce2" office:value-type="string" calcext:value-type="string">
            <text:p>E_w</text:p>
          </table:table-cell>
          <table:table-cell table:style-name="ce2" office:value-type="string" calcext:value-type="string">
            <text:p>E_m</text:p>
          </table:table-cell>
          <table:table-cell table:style-name="ce2" office:value-type="string" calcext:value-type="string">
            <text:p>a</text:p>
          </table:table-cell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table:style-name="ce17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3647.6561" calcext:value-type="float">
            <text:p>3,647.656100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0" calcext:value-type="float">
            <text:p>2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5" calcext:value-type="float">
            <text:p>3,480.308850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128" calcext:value-type="float">
            <text:p>128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20" calcext:value-type="float">
            <text:p>20.0</text:p>
          </table:table-cell>
          <table:table-cell office:value-type="float" office:value="107.2476417" calcext:value-type="float">
            <text:p>107.247641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0" calcext:value-type="float">
            <text:p>10.0</text:p>
          </table:table-cell>
          <table:table-cell office:value-type="float" office:value="128" calcext:value-type="float">
            <text:p>128.0</text:p>
          </table:table-cell>
          <table:table-cell office:value-type="float" office:value="135.71721" calcext:value-type="float">
            <text:p>135.717210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1550.59822" calcext:value-type="float">
            <text:p>1,550.598220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2149.3465722" calcext:value-type="float">
            <text:p>2,149.346572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.0</text:p>
          </table:table-cell>
          <table:table-cell table:number-columns-repeated="3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1981.9637" calcext:value-type="float">
            <text:p>1,981.96370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14.88101" calcext:value-type="float">
            <text:p>1,414.88101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3480.3088485" calcext:value-type="float">
            <text:p>3,480.308848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15" calcext:value-type="float">
            <text:p>15.0</text:p>
          </table:table-cell>
          <table:table-cell office:value-type="float" office:value="50" calcext:value-type="float">
            <text:p>50.0</text:p>
          </table:table-cell>
          <table:table-cell office:value-type="float" office:value="2" calcext:value-type="float">
            <text:p>2.0</text:p>
          </table:table-cell>
          <table:table-cell office:value-type="float" office:value="20" calcext:value-type="float">
            <text:p>20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"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4" calcext:value-type="float">
            <text:p>4.0</text:p>
          </table:table-cell>
          <table:table-cell table:number-columns-repeated="2" office:value-type="float" office:value="80" calcext:value-type="float">
            <text:p>80.0</text:p>
          </table:table-cell>
          <table:table-cell office:value-type="float" office:value="4" calcext:value-type="float">
            <text:p>4.0</text:p>
          </table:table-cell>
          <table:table-cell office:value-type="float" office:value="2" calcext:value-type="float">
            <text:p>2.0</text:p>
          </table:table-cell>
          <table:table-cell office:value-type="float" office:value="128" calcext:value-type="float">
            <text:p>128.0</text:p>
          </table:table-cell>
          <table:table-cell office:value-type="float" office:value="0" calcext:value-type="float">
            <text:p>0.000000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 office:value-type="float" office:value="80" calcext:value-type="float">
            <text:p>80.0</text:p>
          </table:table-cell>
          <table:table-cell office:value-type="float" office:value="60" calcext:value-type="float">
            <text:p>60.0</text:p>
          </table:table-cell>
          <table:table-cell office:value-type="float" office:value="80" calcext:value-type="float">
            <text:p>80.0</text:p>
          </table:table-cell>
          <table:table-cell table:number-columns-repeated="4"/>
          <table:table-cell office:value-type="float" office:value="25.48030885" calcext:value-type="float">
            <text:p>25.4803088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"/>
          <table:table-cell office:value-type="float" office:value="26.48030885" calcext:value-type="float">
            <text:p>26.480308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"/>
          <table:table-cell office:value-type="float" office:value="27.48030885" calcext:value-type="float">
            <text:p>27.480308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"/>
          <table:table-cell office:value-type="float" office:value="28.48030885" calcext:value-type="float">
            <text:p>28.4803088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"/>
          <table:table-cell office:value-type="float" office:value="29.48030885" calcext:value-type="float">
            <text:p>29.480308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"/>
          <table:table-cell office:value-type="float" office:value="30.48030885" calcext:value-type="float">
            <text:p>30.480308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"/>
          <table:table-cell office:value-type="float" office:value="31.48030885" calcext:value-type="float">
            <text:p>31.4803088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"/>
          <table:table-cell office:value-type="float" office:value="32.48030885" calcext:value-type="float">
            <text:p>32.480308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"/>
          <table:table-cell office:value-type="float" office:value="33.48030885" calcext:value-type="float">
            <text:p>33.480308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"/>
          <table:table-cell office:value-type="float" office:value="34.48030885" calcext:value-type="float">
            <text:p>34.480308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"/>
          <table:table-cell office:value-type="float" office:value="35.48030885" calcext:value-type="float">
            <text:p>35.4803088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/>
          <table:table-cell office:value-type="float" office:value="36.48030885" calcext:value-type="float">
            <text:p>36.4803088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"/>
          <table:table-cell office:value-type="float" office:value="37.48030885" calcext:value-type="float">
            <text:p>37.480308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"/>
          <table:table-cell office:value-type="float" office:value="38.48030885" calcext:value-type="float">
            <text:p>38.4803088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"/>
          <table:table-cell office:value-type="float" office:value="39.48030885" calcext:value-type="float">
            <text:p>39.4803088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"/>
          <table:table-cell office:value-type="float" office:value="40.48030885" calcext:value-type="float">
            <text:p>40.4803088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"/>
          <table:table-cell office:value-type="float" office:value="41.48030885" calcext:value-type="float">
            <text:p>41.4803088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"/>
          <table:table-cell office:value-type="float" office:value="42.48030885" calcext:value-type="float">
            <text:p>42.480308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"/>
          <table:table-cell office:value-type="float" office:value="43.48030885" calcext:value-type="float">
            <text:p>43.480308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"/>
          <table:table-cell office:value-type="float" office:value="44.48030885" calcext:value-type="float">
            <text:p>44.480308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"/>
          <table:table-cell office:value-type="float" office:value="45.48030885" calcext:value-type="float">
            <text:p>45.4803088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/>
          <table:table-cell office:value-type="float" office:value="46.48030885" calcext:value-type="float">
            <text:p>46.4803088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"/>
          <table:table-cell office:value-type="float" office:value="47.48030885" calcext:value-type="float">
            <text:p>47.480308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"/>
          <table:table-cell office:value-type="float" office:value="48.48030885" calcext:value-type="float">
            <text:p>48.4803088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"/>
          <table:table-cell office:value-type="float" office:value="49.48030885" calcext:value-type="float">
            <text:p>49.480308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"/>
          <table:table-cell office:value-type="float" office:value="50.48030885" calcext:value-type="float">
            <text:p>50.4803088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10"/>
          <table:table-cell office:value-type="float" office:value="51.48030885" calcext:value-type="float">
            <text:p>51.480308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10"/>
          <table:table-cell office:value-type="float" office:value="52.48030885" calcext:value-type="float">
            <text:p>52.4803088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10"/>
          <table:table-cell office:value-type="float" office:value="53.48030885" calcext:value-type="float">
            <text:p>53.4803088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10"/>
          <table:table-cell office:value-type="float" office:value="54.48030885" calcext:value-type="float">
            <text:p>54.4803088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10"/>
          <table:table-cell office:value-type="float" office:value="55.48030885" calcext:value-type="float">
            <text:p>55.480308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10"/>
          <table:table-cell office:value-type="float" office:value="56.48030885" calcext:value-type="float">
            <text:p>56.4803088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10"/>
          <table:table-cell office:value-type="float" office:value="57.48030885" calcext:value-type="float">
            <text:p>57.4803088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10"/>
          <table:table-cell office:value-type="float" office:value="58.48030885" calcext:value-type="float">
            <text:p>58.4803088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10"/>
          <table:table-cell office:value-type="float" office:value="59.48030885" calcext:value-type="float">
            <text:p>59.4803088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10"/>
          <table:table-cell office:value-type="float" office:value="60.48030885" calcext:value-type="float">
            <text:p>60.4803088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10"/>
          <table:table-cell office:value-type="float" office:value="61.48030885" calcext:value-type="float">
            <text:p>61.480308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/>
          <table:table-cell office:value-type="float" office:value="62.48030885" calcext:value-type="float">
            <text:p>62.4803088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10"/>
          <table:table-cell office:value-type="float" office:value="63.48030885" calcext:value-type="float">
            <text:p>63.4803088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0"/>
          <table:table-cell office:value-type="float" office:value="64.48030885" calcext:value-type="float">
            <text:p>64.4803088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10"/>
          <table:table-cell office:value-type="float" office:value="65.48030885" calcext:value-type="float">
            <text:p>65.4803088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10"/>
          <table:table-cell office:value-type="float" office:value="66.48030885" calcext:value-type="float">
            <text:p>66.480308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10"/>
          <table:table-cell office:value-type="float" office:value="67.48030885" calcext:value-type="float">
            <text:p>67.480308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10"/>
          <table:table-cell office:value-type="float" office:value="68.48030885" calcext:value-type="float">
            <text:p>68.4803088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10"/>
          <table:table-cell office:value-type="float" office:value="69.48030885" calcext:value-type="float">
            <text:p>69.480308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10"/>
          <table:table-cell office:value-type="float" office:value="70.48030885" calcext:value-type="float">
            <text:p>70.4803088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10"/>
          <table:table-cell office:value-type="float" office:value="71.48030885" calcext:value-type="float">
            <text:p>71.4803088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10"/>
          <table:table-cell office:value-type="float" office:value="72.48030885" calcext:value-type="float">
            <text:p>72.480308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10"/>
          <table:table-cell office:value-type="float" office:value="73.48030885" calcext:value-type="float">
            <text:p>73.480308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10"/>
          <table:table-cell office:value-type="float" office:value="74.48030885" calcext:value-type="float">
            <text:p>74.480308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10"/>
          <table:table-cell office:value-type="float" office:value="75.48030885" calcext:value-type="float">
            <text:p>75.48030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10"/>
          <table:table-cell office:value-type="float" office:value="76.48030885" calcext:value-type="float">
            <text:p>76.4803088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10"/>
          <table:table-cell office:value-type="float" office:value="77.48030885" calcext:value-type="float">
            <text:p>77.480308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10"/>
          <table:table-cell office:value-type="float" office:value="78.48030885" calcext:value-type="float">
            <text:p>78.4803088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10"/>
          <table:table-cell office:value-type="float" office:value="79.48030885" calcext:value-type="float">
            <text:p>79.48030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10"/>
          <table:table-cell office:value-type="float" office:value="80.48030885" calcext:value-type="float">
            <text:p>80.4803088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0"/>
          <table:table-cell office:value-type="float" office:value="81.48030885" calcext:value-type="float">
            <text:p>81.480308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10"/>
          <table:table-cell office:value-type="float" office:value="82.48030885" calcext:value-type="float">
            <text:p>82.480308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10"/>
          <table:table-cell office:value-type="float" office:value="83.48030885" calcext:value-type="float">
            <text:p>83.480308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10"/>
          <table:table-cell office:value-type="float" office:value="84.48030885" calcext:value-type="float">
            <text:p>84.4803088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10"/>
          <table:table-cell office:value-type="float" office:value="85.48030885" calcext:value-type="float">
            <text:p>85.4803088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10"/>
          <table:table-cell office:value-type="float" office:value="86.48030885" calcext:value-type="float">
            <text:p>86.4803088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10"/>
          <table:table-cell office:value-type="float" office:value="87.48030885" calcext:value-type="float">
            <text:p>87.4803088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10"/>
          <table:table-cell office:value-type="float" office:value="88.48030885" calcext:value-type="float">
            <text:p>88.4803088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10"/>
          <table:table-cell office:value-type="float" office:value="89.48030885" calcext:value-type="float">
            <text:p>89.480308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0"/>
          <table:table-cell office:value-type="float" office:value="90.48030885" calcext:value-type="float">
            <text:p>90.4803088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0"/>
          <table:table-cell office:value-type="float" office:value="91.48030885" calcext:value-type="float">
            <text:p>91.4803088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10"/>
          <table:table-cell office:value-type="float" office:value="92.48030885" calcext:value-type="float">
            <text:p>92.4803088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0"/>
          <table:table-cell office:value-type="float" office:value="93.48030885" calcext:value-type="float">
            <text:p>93.480308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10"/>
          <table:table-cell office:value-type="float" office:value="94.48030885" calcext:value-type="float">
            <text:p>94.480308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10"/>
          <table:table-cell office:value-type="float" office:value="95.48030885" calcext:value-type="float">
            <text:p>95.4803088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10"/>
          <table:table-cell office:value-type="float" office:value="96.48030885" calcext:value-type="float">
            <text:p>96.4803088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10"/>
          <table:table-cell office:value-type="float" office:value="97.48030885" calcext:value-type="float">
            <text:p>97.480308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10"/>
          <table:table-cell office:value-type="float" office:value="98.48030885" calcext:value-type="float">
            <text:p>98.480308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0"/>
          <table:table-cell office:value-type="float" office:value="99.48030885" calcext:value-type="float">
            <text:p>99.480308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10"/>
          <table:table-cell office:value-type="float" office:value="100.48030885" calcext:value-type="float">
            <text:p>100.480308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10"/>
          <table:table-cell office:value-type="float" office:value="101.48030885" calcext:value-type="float">
            <text:p>101.480308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10"/>
          <table:table-cell office:value-type="float" office:value="102.48030885" calcext:value-type="float">
            <text:p>102.4803088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10"/>
          <table:table-cell office:value-type="float" office:value="103.48030885" calcext:value-type="float">
            <text:p>103.4803088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10"/>
          <table:table-cell office:value-type="float" office:value="104.48030885" calcext:value-type="float">
            <text:p>104.4803088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10"/>
          <table:table-cell office:value-type="float" office:value="105.48030885" calcext:value-type="float">
            <text:p>105.4803088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10"/>
          <table:table-cell office:value-type="float" office:value="106.48030885" calcext:value-type="float">
            <text:p>106.4803088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10"/>
          <table:table-cell office:value-type="float" office:value="107.48030885" calcext:value-type="float">
            <text:p>107.480308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10"/>
          <table:table-cell office:value-type="float" office:value="108.48030885" calcext:value-type="float">
            <text:p>108.480308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10"/>
          <table:table-cell office:value-type="float" office:value="109.48030885" calcext:value-type="float">
            <text:p>109.4803088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10"/>
          <table:table-cell office:value-type="float" office:value="110.48030885" calcext:value-type="float">
            <text:p>110.4803088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10"/>
          <table:table-cell office:value-type="float" office:value="111.48030885" calcext:value-type="float">
            <text:p>111.4803088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10"/>
          <table:table-cell office:value-type="float" office:value="112.48030885" calcext:value-type="float">
            <text:p>112.480308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10"/>
          <table:table-cell office:value-type="float" office:value="113.48030885" calcext:value-type="float">
            <text:p>113.480308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10"/>
          <table:table-cell office:value-type="float" office:value="114.48030885" calcext:value-type="float">
            <text:p>114.4803088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10"/>
          <table:table-cell office:value-type="float" office:value="115.48030885" calcext:value-type="float">
            <text:p>115.4803088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10"/>
          <table:table-cell office:value-type="float" office:value="116.48030885" calcext:value-type="float">
            <text:p>116.480308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10"/>
          <table:table-cell office:value-type="float" office:value="117.48030885" calcext:value-type="float">
            <text:p>117.4803088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"/>
          <table:table-cell office:value-type="float" office:value="118.48030885" calcext:value-type="float">
            <text:p>118.4803088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"/>
          <table:table-cell office:value-type="float" office:value="119.48030885" calcext:value-type="float">
            <text:p>119.480308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10"/>
          <table:table-cell office:value-type="float" office:value="120.48030885" calcext:value-type="float">
            <text:p>120.4803088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10"/>
          <table:table-cell office:value-type="float" office:value="121.48030885" calcext:value-type="float">
            <text:p>121.4803088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10"/>
          <table:table-cell office:value-type="float" office:value="122.48030885" calcext:value-type="float">
            <text:p>122.4803088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10"/>
          <table:table-cell office:value-type="float" office:value="123.48030885" calcext:value-type="float">
            <text:p>123.4803088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10"/>
          <table:table-cell office:value-type="float" office:value="124.48030885" calcext:value-type="float">
            <text:p>124.4803088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10"/>
          <table:table-cell office:value-type="float" office:value="125.48030885" calcext:value-type="float">
            <text:p>125.4803088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0"/>
          <table:table-cell office:value-type="float" office:value="126.48030885" calcext:value-type="float">
            <text:p>126.4803088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10"/>
          <table:table-cell office:value-type="float" office:value="127.48030885" calcext:value-type="float">
            <text:p>127.480308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10"/>
          <table:table-cell office:value-type="float" office:value="128.48030885" calcext:value-type="float">
            <text:p>128.4803088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10"/>
          <table:table-cell office:value-type="float" office:value="129.48030885" calcext:value-type="float">
            <text:p>129.4803088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10"/>
          <table:table-cell office:value-type="float" office:value="130.48030885" calcext:value-type="float">
            <text:p>130.4803088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10"/>
          <table:table-cell office:value-type="float" office:value="131.48030885" calcext:value-type="float">
            <text:p>131.4803088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10"/>
          <table:table-cell office:value-type="float" office:value="132.48030885" calcext:value-type="float">
            <text:p>132.4803088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10"/>
          <table:table-cell office:value-type="float" office:value="133.48030885" calcext:value-type="float">
            <text:p>133.4803088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10"/>
          <table:table-cell office:value-type="float" office:value="134.48030885" calcext:value-type="float">
            <text:p>134.4803088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10"/>
          <table:table-cell office:value-type="float" office:value="135.48030885" calcext:value-type="float">
            <text:p>135.4803088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10"/>
          <table:table-cell office:value-type="float" office:value="136.48030885" calcext:value-type="float">
            <text:p>136.4803088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10"/>
          <table:table-cell office:value-type="float" office:value="137.48030885" calcext:value-type="float">
            <text:p>137.4803088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10"/>
          <table:table-cell office:value-type="float" office:value="138.48030885" calcext:value-type="float">
            <text:p>138.480308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10"/>
          <table:table-cell office:value-type="float" office:value="139.48030885" calcext:value-type="float">
            <text:p>139.4803088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10"/>
          <table:table-cell office:value-type="float" office:value="140.48030885" calcext:value-type="float">
            <text:p>140.480308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10"/>
          <table:table-cell office:value-type="float" office:value="141.48030885" calcext:value-type="float">
            <text:p>141.4803088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10"/>
          <table:table-cell office:value-type="float" office:value="142.48030885" calcext:value-type="float">
            <text:p>142.48030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10"/>
          <table:table-cell office:value-type="float" office:value="143.48030885" calcext:value-type="float">
            <text:p>143.4803088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6" table:number-columns-repeated="10"/>
          <table:table-cell office:value-type="float" office:value="144.48030885" calcext:value-type="float">
            <text:p>144.48030885</text:p>
          </table:table-cell>
        </table:table-row>
      </table:table>
      <table:named-expressions/>
      <table:database-ranges>
        <table:database-range table:name="__Anonymous_Sheet_DB__0" table:target-range-address="centered_ion.I6:centered_ion.N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4">00/00/0000</text:date>, <text:time style:data-style-name="N2" text:time-value="18:41:28.1134425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3:44:56.660491404</meta:creation-date>
    <dc:date>2019-08-04T21:10:28.069508565</dc:date>
    <meta:editing-duration>PT18H38M59S</meta:editing-duration>
    <meta:editing-cycles>18</meta:editing-cycles>
    <meta:generator>LibreOffice/6.0.7.3$Linux_X86_64 LibreOffice_project/00m0$Build-3</meta:generator>
    <meta:document-statistic meta:table-count="4" meta:cell-count="112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2.391cm" svg:height="7.146cm" xlink:href=".." xlink:type="simple" chart:class="chart:line" chart:style-name="ch1">
        <chart:plot-area chart:style-name="ch2" table:cell-range-address="centered_ion.A6:centered_ion.A8 centered_ion.E6:centered_ion.E8" chart:data-source-has-labels="column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centered_ion.A6:centered_ion.A8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centered_ion.E6:centered_ion.E8" chart:class="chart:line">
            <chart:data-point chart:repeated="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  <draw:g>
                  <svg:desc>centered_ion.A6:centered_ion.A8</svg:desc>
                </draw:g>
              </table:table-cell>
              <table:table-cell office:value-type="float" office:value="5.258441">
                <text:p>5.258441</text:p>
                <draw:g>
                  <svg:desc>centered_ion.E6:centered_ion.E8</svg:desc>
                </draw:g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." xlink:type="simple" chart:class="chart:line" chart:style-name="ch1">
        <chart:plot-area chart:style-name="ch2" table:cell-range-address="centered_ion.I6:centered_ion.I8 centered_ion.N6:centered_ion.N8" chart:data-source-has-labels="column" svg:x="0.259cm" svg:y="0.146cm" svg:width="12.451cm" svg:height="7.013cm">
          <chartooo:coordinate-region svg:x="0.986cm" svg:y="0.345cm" svg:width="11.484cm" svg:height="6.167cm"/>
          <chart:axis chart:dimension="x" chart:name="primary-x" chart:style-name="ch3" chartooo:axis-type="auto">
            <chartooo:date-scale/>
            <chart:categories table:cell-range-address="centered_ion.I6:centered_ion.I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entered_ion.N6:centered_ion.N8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centered_ion.I6:centered_ion.I8</svg:desc>
                </draw:g>
              </table:table-cell>
              <table:table-cell office:value-type="float" office:value="4.763693291">
                <text:p>4.763693291</text:p>
                <draw:g>
                  <svg:desc>centered_ion.N6:centered_ion.N8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0.974cm" svg:y="0.341cm" svg:width="10.89cm" svg:height="6.016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4.504259">
                <text:p>4.504259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4.70407">
                <text:p>4.704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4.836144">
                <text:p>4.8361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3" chart:maximum="4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28cm" svg:height="6.712cm" xlink:href=".." xlink:type="simple" chart:class="chart:line" chart:style-name="ch1">
        <chart:plot-area chart:style-name="ch2" table:cell-range-address="3q.G5:3q.G7 3q.L5:3q.L7" chart:data-source-has-labels="both" svg:x="0.238cm" svg:y="0.134cm" svg:width="11.452cm" svg:height="6.444cm">
          <chartooo:coordinate-region svg:x="1.15cm" svg:y="0.333cm" svg:width="10.3cm" svg:height="5.598cm"/>
          <chart:axis chart:dimension="x" chart:name="primary-x" chart:style-name="ch3" chartooo:axis-type="auto">
            <chartooo:date-scale/>
            <chart:categories table:cell-range-address="3q.G5:3q.G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3q.L5:3q.L7" chart:label-cell-address="3q.G5:3q.G7" chart:class="chart:line">
            <chart:data-point chart:repeated="3"/>
          </chart:series>
          <chart:series chart:style-name="ch7" chart:values-cell-range-address="" chart:class="chart:line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4 0.2 0.1</text:p>
                <text:list>
                  <text:list-item>
                    <text:p>0.4</text:p>
                  </text:list-item>
                  <text:list-item>
                    <text:p>0.2</text:p>
                  </text:list-item>
                  <text:list-item>
                    <text:p>0.1</text:p>
                  </text:list-item>
                </text:list>
                <draw:g>
                  <svg:desc>3q.G5:3q.G7</svg:desc>
                </draw:g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  <draw:g>
                  <svg:desc>3q.G5:3q.G7</svg:desc>
                </draw:g>
              </table:table-cell>
              <table:table-cell office:value-type="float" office:value="43.64367141">
                <text:p>43.64367141</text:p>
                <draw:g>
                  <svg:desc>3q.L5:3q.L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3.64512347">
                <text:p>43.64512347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3.725706906">
                <text:p>43.72570690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391cm" svg:height="7.146cm" xlink:href="." xlink:type="simple" chart:class="chart:line" chart:style-name="ch1">
        <chart:plot-area chart:style-name="ch2" chart:data-source-has-labels="both" svg:x="0.247cm" svg:y="0.142cm" svg:width="11.897cm" svg:height="6.862cm">
          <chartooo:coordinate-region svg:x="1.345cm" svg:y="0.342cm" svg:width="10.519cm" svg:height="6.015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d02</text:p>
              </table:table-cell>
              <table:table-cell office:value-type="float" office:value="5.258441">
                <text:p>5.258441</text:p>
              </table:table-cell>
            </table:table-row>
            <table:table-row>
              <table:table-cell office:value-type="string">
                <text:p>d04</text:p>
              </table:table-cell>
              <table:table-cell office:value-type="float" office:value="5.243907">
                <text:p>5.243907</text:p>
              </table:table-cell>
            </table:table-row>
            <table:table-row>
              <table:table-cell office:value-type="string">
                <text:p>d08</text:p>
              </table:table-cell>
              <table:table-cell office:value-type="float" office:value="5.23655">
                <text:p>5.236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4.3" chart:maximum="4.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969cm" svg:height="7.305cm" xlink:href="." xlink:type="simple" chart:class="chart:line" chart:style-name="ch1">
        <chart:plot-area chart:style-name="ch2" chart:data-source-has-labels="both" svg:x="0.259cm" svg:y="0.146cm" svg:width="12.451cm" svg:height="7.013cm">
          <chartooo:coordinate-region svg:x="0.259cm" svg:y="0.345cm" svg:width="12.451cm" svg:height="6.16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float" office:value="0.4">
                <text:p>0.4</text:p>
              </table:table-cell>
              <table:table-cell office:value-type="float" office:value="4.763693291">
                <text:p>4.763693291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4.78336182">
                <text:p>4.7833618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89283">
                <text:p>4.789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